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Epilogue" svg:font-family="Epilogue, sans-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Regular" svg:font-family="Roboto-Regular, Roboto, 'Helvetica Neue', Helvetica, Tahoma, Arial, sans-serif"/>
    <style:font-face style:name="SFMono-Regular" svg:font-family="SFMono-Regular, Consolas, 'Liberation Mono', Menlo, Courier, monospace"/>
    <style:font-face style:name="monospace" svg:font-family="monospace, monospace"/>
  </office:font-face-decls>
  <office:automatic-styles>
    <style:style style:name="P1" style:family="paragraph">
      <style:text-properties style:font-name="Liberation Serif"/>
    </style:style>
    <style:style style:name="P2" style:family="paragraph" style:parent-style-name="Preformatted_20_Text">
      <style:text-properties style:font-name="Liberation Serif"/>
    </style:style>
    <style:style style:name="P3" style:family="paragraph" style:parent-style-name="Text_20_body">
      <style:text-properties style:font-name="Liberation Serif"/>
    </style:style>
    <style:style style:name="T1" style:family="text">
      <style:text-properties fo:font-variant="normal" fo:text-transform="none" fo:color="#373d41" loext:opacity="100%" style:font-name="SFMono-Regular" fo:font-size="9.75pt" fo:letter-spacing="normal" fo:font-style="normal" fo:font-weight="normal" fo:background-color="transparent" loext:char-shading-value="0" loext:padding="0cm" loext:border="none"/>
    </style:style>
    <style:style style:name="T2" style:family="text">
      <style:text-properties fo:font-variant="normal" fo:text-transform="none" fo:color="#0069ff" loext:opacity="100%" style:text-line-through-style="none" style:text-line-through-type="none" style:font-name="Inter" fo:font-size="12pt" fo:letter-spacing="normal" fo:font-style="normal" style:text-underline-style="none" fo:font-weight="normal" style:text-blinking="false" fo:background-color="#0069ff" loext:char-shading-value="0" loext:padding="0cm" loext:border="none"/>
    </style:style>
    <style:style style:name="T3" style:family="text">
      <style:text-properties fo:font-variant="normal" fo:text-transform="none" fo:color="#4d5b7c" loext:opacity="100%" style:font-name="Inter" fo:font-size="12pt" fo:letter-spacing="normal" fo:font-style="normal" fo:font-weight="normal"/>
    </style:style>
    <style:style style:name="T4" style:family="text">
      <style:text-properties fo:font-variant="normal" fo:text-transform="none" fo:color="#4d5b7c" loext:opacity="100%" style:font-name="Inter" fo:font-size="12pt" fo:letter-spacing="normal" fo:font-style="normal" fo:font-weight="normal" fo:background-color="transparent" loext:char-shading-value="0" loext:padding="0cm" loext:border="none"/>
    </style:style>
    <style:style style:name="T5" style:family="text">
      <style:text-properties fo:font-variant="normal" fo:text-transform="none" fo:color="#4d5b7c" loext:opacity="100%" style:text-line-through-style="none" style:text-line-through-type="none" style:font-name="Epilogue" fo:letter-spacing="normal" fo:font-style="normal" style:text-underline-style="none" fo:font-weight="normal" style:text-blinking="false" fo:background-color="#0069ff" loext:char-shading-value="0" loext:padding="0cm" loext:border="none"/>
    </style:style>
    <style:style style:name="T6" style:family="text">
      <style:text-properties fo:font-variant="normal" fo:text-transform="none" fo:color="#4d5b7c" loext:opacity="100%" style:text-line-through-style="none" style:text-line-through-type="none" style:font-name="Epilogue" fo:font-size="12pt" fo:letter-spacing="normal" fo:font-style="normal" style:text-underline-style="none" fo:font-weight="normal" style:text-blinking="false" fo:background-color="#0069ff" loext:char-shading-value="0" loext:padding="0cm" loext:border="none"/>
    </style:style>
    <style:style style:name="T7" style:family="text">
      <style:text-properties fo:font-variant="normal" fo:text-transform="none" fo:color="#ffaf8c" loext:opacity="100%" style:font-name="monospace" fo:font-size="12pt" fo:letter-spacing="normal" fo:font-style="normal" fo:font-weight="normal" fo:background-color="transparent" loext:char-shading-value="0" loext:padding="0cm" loext:border="none"/>
    </style:style>
    <style:style style:name="T8" style:family="text">
      <style:text-properties fo:font-variant="normal" fo:text-transform="none" fo:color="#f7f8fb" loext:opacity="100%" style:font-name="monospace" fo:font-size="12pt" fo:letter-spacing="normal" fo:font-style="normal" fo:font-weight="normal" fo:background-color="transparent" loext:char-shading-value="0" loext:padding="0cm" loext:border="none"/>
    </style:style>
    <style:style style:name="T9" style:family="text">
      <style:text-properties fo:font-variant="normal" fo:text-transform="none" fo:color="#f7f8fb" loext:opacity="100%" style:font-name="monospace" fo:letter-spacing="normal" fo:font-style="normal" fo:font-weight="normal" loext:padding="0cm" loext:border="none"/>
    </style:style>
    <style:style style:name="T10" style:family="text">
      <style:text-properties fo:font-variant="normal" fo:text-transform="none" fo:color="#f7f8fb" loext:opacity="100%" fo:letter-spacing="normal" loext:padding="0cm" loext:border="none"/>
    </style:style>
    <style:style style:name="T11" style:family="text">
      <style:text-properties fo:font-variant="normal" fo:text-transform="none" style:text-line-through-style="none" style:text-line-through-type="none" style:font-name="Inter" fo:font-size="12pt" fo:letter-spacing="normal" fo:font-style="normal" style:text-underline-style="none" fo:font-weight="normal" style:text-blinking="false" fo:background-color="#0069ff" loext:char-shading-value="0" loext:padding="0cm" loext:border="none"/>
    </style:style>
    <style:style style:name="T12" style:family="text">
      <style:text-properties fo:font-variant="normal" fo:text-transform="none" style:text-line-through-style="none" style:text-line-through-type="none" style:font-name="Epilogue" fo:letter-spacing="normal" fo:font-style="normal" style:text-underline-style="none" fo:font-weight="normal" style:text-blinking="false" fo:background-color="#0069ff" loext:char-shading-value="0" loext:padding="0cm" loext:border="none"/>
    </style:style>
    <style:style style:name="T13" style:family="text">
      <style:text-properties fo:font-variant="normal" fo:text-transform="none" style:text-line-through-style="none" style:text-line-through-type="none" style:font-name="Epilogue" fo:font-size="12pt" fo:letter-spacing="normal" fo:font-style="normal" style:text-underline-style="none" fo:font-weight="normal" style:text-blinking="false" fo:background-color="#0069ff" loext:char-shading-value="0" loext:padding="0cm" loext:border="none"/>
    </style:style>
    <style:style style:name="T14" style:family="text">
      <style:text-properties fo:font-variant="normal" fo:text-transform="none" style:text-line-through-style="none" style:text-line-through-type="none" style:font-name="monospace" fo:letter-spacing="normal" fo:font-style="normal" style:text-underline-style="none" fo:font-weight="normal" style:text-blinking="false" fo:background-color="#0069ff" loext:char-shading-value="0" loext:padding="0cm" loext:border="none"/>
    </style:style>
    <style:style style:name="T15" style:family="text">
      <style:text-properties fo:font-variant="normal" fo:text-transform="none" style:font-name="Inter" fo:font-size="12pt" fo:letter-spacing="normal" fo:font-style="normal" fo:font-weight="normal"/>
    </style:style>
    <style:style style:name="T16" style:family="text">
      <style:text-properties fo:font-variant="normal" fo:text-transform="none" style:font-name="Inter" fo:font-size="12pt" fo:letter-spacing="normal" fo:font-style="normal" fo:font-weight="normal" fo:background-color="transparent" loext:char-shading-value="0" loext:padding="0cm" loext:border="none"/>
    </style:style>
    <style:style style:name="T17" style:family="text">
      <style:text-properties fo:font-variant="normal" fo:text-transform="none" style:font-name="monospace" fo:font-size="12pt" fo:letter-spacing="normal" fo:font-style="normal" fo:font-weight="normal" fo:background-color="transparent" loext:char-shading-value="0" loext:padding="0cm" loext:border="none"/>
    </style:style>
    <style:style style:name="T18" style:family="text">
      <style:text-properties fo:font-variant="normal" fo:text-transform="none" style:font-name="monospace" fo:font-size="12pt" fo:letter-spacing="normal" fo:font-style="normal" fo:font-weight="normal" fo:background-color="#e3e8f4" loext:char-shading-value="0" loext:padding="0cm" loext:border="none"/>
    </style:style>
    <style:style style:name="T19" style:family="text">
      <style:text-properties fo:font-variant="normal" fo:text-transform="none" style:font-name="monospace" fo:letter-spacing="normal" fo:font-style="normal" fo:font-weight="normal" loext:padding="0cm" loext:border="none"/>
    </style:style>
    <style:style style:name="T20" style:family="text">
      <style:text-properties fo:font-variant="normal" fo:text-transform="none" style:use-window-font-color="true" loext:opacity="0%" style:text-line-through-style="none" style:text-line-through-type="none" style:font-name="Inter" fo:font-size="12pt" fo:letter-spacing="normal" fo:font-style="normal" style:text-underline-style="none" fo:font-weight="normal" style:text-blinking="false" fo:background-color="#0069ff" loext:char-shading-value="0" loext:padding="0cm" loext:border="none"/>
    </style:style>
    <style:style style:name="T21" style:family="text">
      <style:text-properties fo:font-variant="normal" fo:text-transform="none" style:use-window-font-color="true" loext:opacity="0%" style:text-line-through-style="none" style:text-line-through-type="none" style:font-name="Epilogue" fo:letter-spacing="normal" fo:font-style="normal" style:text-underline-style="none" fo:font-weight="normal" style:text-blinking="false" fo:background-color="#0069ff" loext:char-shading-value="0" loext:padding="0cm" loext:border="none"/>
    </style:style>
    <style:style style:name="T22" style:family="text">
      <style:text-properties fo:font-variant="normal" fo:text-transform="none" style:use-window-font-color="true" loext:opacity="0%" style:text-line-through-style="none" style:text-line-through-type="none" style:font-name="Epilogue" fo:font-size="12pt" fo:letter-spacing="normal" fo:font-style="normal" style:text-underline-style="none" fo:font-weight="normal" style:text-blinking="false" fo:background-color="#0069ff" loext:char-shading-value="0" loext:padding="0cm" loext:border="none"/>
    </style:style>
    <style:style style:name="T23" style:family="text">
      <style:text-properties fo:font-variant="normal" fo:text-transform="none" style:use-window-font-color="true" loext:opacity="0%" style:text-line-through-style="none" style:text-line-through-type="none" style:font-name="monospace" fo:letter-spacing="normal" fo:font-style="normal" style:text-underline-style="none" fo:font-weight="normal" style:text-blinking="false" fo:background-color="#0069ff" loext:char-shading-value="0" loext:padding="0cm" loext:border="none"/>
    </style:style>
    <style:style style:name="T24" style:family="text">
      <style:text-properties fo:font-variant="normal" fo:text-transform="none" style:use-window-font-color="true" loext:opacity="0%" style:font-name="Inter" fo:font-size="12pt" fo:letter-spacing="normal" fo:font-style="normal" fo:font-weight="normal"/>
    </style:style>
    <style:style style:name="T25" style:family="text">
      <style:text-properties fo:font-variant="normal" fo:text-transform="none" style:use-window-font-color="true" loext:opacity="0%" style:font-name="Inter" fo:font-size="12pt" fo:letter-spacing="normal" fo:font-style="normal" fo:font-weight="normal" fo:background-color="transparent" loext:char-shading-value="0" loext:padding="0cm" loext:border="none"/>
    </style:style>
    <style:style style:name="T26" style:family="text">
      <style:text-properties fo:font-variant="normal" fo:text-transform="none" style:use-window-font-color="true" loext:opacity="0%" style:font-name="monospace" fo:font-size="12pt" fo:letter-spacing="normal" fo:font-style="normal" fo:font-weight="normal" fo:background-color="transparent" loext:char-shading-value="0" loext:padding="0cm" loext:border="none"/>
    </style:style>
    <style:style style:name="T27" style:family="text">
      <style:text-properties fo:font-variant="normal" fo:text-transform="none" style:use-window-font-color="true" loext:opacity="0%" style:font-name="monospace" fo:font-size="12pt" fo:letter-spacing="normal" fo:font-style="normal" fo:font-weight="normal" fo:background-color="#e3e8f4" loext:char-shading-value="0" loext:padding="0cm" loext:border="none"/>
    </style:style>
    <style:style style:name="T28" style:family="text">
      <style:text-properties fo:font-variant="normal" fo:text-transform="none" style:use-window-font-color="true" loext:opacity="0%" style:font-name="monospace" fo:letter-spacing="normal" fo:font-style="normal" fo:font-weight="normal" loext:padding="0cm" loext:border="none"/>
    </style:style>
    <style:style style:name="T29" style:family="text">
      <style:text-properties fo:font-variant="normal" fo:text-transform="none" style:use-window-font-color="true" loext:opacity="0%" fo:letter-spacing="normal" loext:padding="0cm" loext:border="none"/>
    </style:style>
    <style:style style:name="T30" style:family="text">
      <style:text-properties fo:font-variant="normal" fo:text-transform="none" fo:color="#24335a" loext:opacity="100%" style:font-name="monospace" fo:font-size="12pt" fo:letter-spacing="normal" fo:font-style="normal" fo:font-weight="normal" fo:background-color="#e3e8f4" loext:char-shading-value="0" loext:padding="0cm" loext:border="none"/>
    </style:style>
    <style:style style:name="T31" style:family="text">
      <style:text-properties fo:font-variant="normal" fo:text-transform="none" fo:color="#24335a" loext:opacity="100%" style:text-line-through-style="none" style:text-line-through-type="none" style:font-name="monospace" fo:letter-spacing="normal" fo:font-style="normal" style:text-underline-style="none" fo:font-weight="normal" style:text-blinking="false" fo:background-color="#0069ff" loext:char-shading-value="0" loext:padding="0cm" loext:border="none"/>
    </style:style>
    <style:style style:name="T32" style:family="text">
      <style:text-properties fo:font-variant="normal" fo:text-transform="none" fo:color="#9fddff" loext:opacity="100%" style:font-name="monospace" fo:letter-spacing="normal" fo:font-style="normal" fo:font-weight="normal" loext:padding="0cm" loext:border="none"/>
    </style:style>
    <style:style style:name="T33" style:family="text">
      <style:text-properties fo:font-variant="normal" fo:text-transform="none" fo:color="#b1e490" loext:opacity="100%" style:font-name="monospace" fo:font-size="12pt" fo:letter-spacing="normal" fo:font-style="normal" fo:font-weight="normal" fo:background-color="transparent" loext:char-shading-value="0" loext:padding="0cm" loext:border="none"/>
    </style:style>
    <style:style style:name="T34" style:family="text">
      <style:text-properties fo:font-variant="normal" fo:text-transform="none" fo:color="#0be1ff" loext:opacity="100%" style:font-name="monospace" fo:font-size="12pt" fo:letter-spacing="normal" fo:font-style="normal" fo:font-weight="normal" fo:background-color="transparent" loext:char-shading-value="0" loext:padding="0cm" loext:border="none"/>
    </style:style>
    <style:style style:name="T35" style:family="text">
      <style:text-properties fo:font-variant="normal" fo:text-transform="none" fo:letter-spacing="normal" loext:padding="0cm" loext:border="none"/>
    </style:style>
    <style:style style:name="T36" style:family="text">
      <style:text-properties style:use-window-font-color="true" loext:opacity="0%"/>
    </style:style>
    <style:style style:name="T37" style:family="text">
      <style:text-properties style:font-name="Liberation Serif"/>
    </style:style>
    <style:style style:name="T38" style:family="text">
      <style:text-properties style:font-name="Liberation Serif" officeooo:rsid="001832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Suricata on Ubuntu 20.04</text:h>
      <text:p text:style-name="P3"/>
      <text:p text:style-name="Text_20_body"><text:span text:style-name="T38">Sucricata </text:span><text:span text:style-name="T37">s a Network Security Monitoring (NSM) tool that uses sets of community created and user defined signatures (also referred to as rules) to examine and process network traffic. Suricata can generate log events, trigger alerts, and drop traffic when it detects suspicious packets or requests to any number of different services running on a server.</text:span></text:p>
      <text:p text:style-name="P3">By default Suricata works as a passive Intrusion Detection System (IDS) to scan for suspicious traffic on a server or network. It will generate and log alerts for further investigation. It can also be configured as an active Intrusion Prevention System (IPS) to log, alert, and completely block network traffic that matches specific rules.</text:p>
      <text:h text:style-name="Heading_20_2" text:outline-level="2"><text:bookmark text:name="step-1-installing-suricata"/><text:a xlink:type="simple" xlink:href="https://www.digitalocean.com/community/tutorials/how-to-install-suricata-on-ubuntu-20-04#step-1-installing-suricata" text:style-name="Internet_20_link" text:visited-style-name="Visited_20_Internet_20_Link"><text:span text:style-name="T37">Step 1 — Installing Suricata</text:span></text:a></text:h>
      <text:p text:style-name="Text_20_body"><text:span text:style-name="T37"><text:line-break/></text:span><text:span text:style-name="Source_20_Text"><text:span text:style-name="T37">sudo add-apt-repository ppa:oisf/suricata-stable</text:span></text:span></text:p>
      <text:p text:style-name="Text_20_body"><text:span text:style-name="Source_20_Text"><text:span text:style-name="T37"/></text:span></text:p>
      <text:p text:style-name="Text_20_body"><text:span text:style-name="Source_20_Text"><text:span text:style-name="T37">Press ENTER when you are prompted to confirm that you want to add the repository. The command will update the list of available packages for you after it adds the new repository.</text:span></text:span></text:p>
      <text:p text:style-name="Text_20_body"><text:span text:style-name="T37">Now you can install the </text:span><text:span text:style-name="Source_20_Text"><text:span text:style-name="T37">suricata</text:span></text:span><text:span text:style-name="T37"> package using the </text:span><text:span text:style-name="Source_20_Text"><text:span text:style-name="T37">apt</text:span></text:span><text:span text:style-name="T37"> command:</text:span></text:p>
      <text:p text:style-name="Preformatted_20_Text"><text:span text:style-name="Source_20_Text"><text:span text:style-name="T37">sudo apt install suricata</text:span></text:span></text:p>
      <text:p text:style-name="Text_20_body"><text:span text:style-name="T37">Now that the package is installed, enable the </text:span><text:span text:style-name="Source_20_Text"><text:span text:style-name="T37">suricata.service</text:span></text:span><text:span text:style-name="T37"> so that it will run when your system restarts. Use the </text:span><text:span text:style-name="Source_20_Text"><text:span text:style-name="T37">systemctl</text:span></text:span><text:span text:style-name="T37"> command to enable it:</text:span></text:p>
      <text:p text:style-name="Preformatted_20_Text"><text:span text:style-name="Source_20_Text"><text:span text:style-name="T37">sudo systemctl enable suricata.service</text:span></text:span></text:p>
      <text:p text:style-name="P3">You should receive output like the following indicating the service is enabled:</text:p>
      <text:p text:style-name="Preformatted_20_Text"><text:span text:style-name="Source_20_Text"><text:span text:style-name="T37">Output</text:span></text:span></text:p>
      <text:p text:style-name="Preformatted_20_Text"><text:span text:style-name="Source_20_Text"><text:span text:style-name="T37">suricata.service is not a native service, redirecting to systemd-sysv-install.</text:span></text:span></text:p>
      <text:p text:style-name="Preformatted_20_Text"><text:span text:style-name="Source_20_Text"><text:span text:style-name="T37">Executing: /lib/systemd/systemd-sysv-install enable suricata</text:span></text:span></text:p>
      <text:p text:style-name="Text_20_body"><text:span text:style-name="T37">Before moving on to the next section of this tutorial, which explains how to configure Suricata, stop the service using </text:span><text:span text:style-name="Source_20_Text"><text:span text:style-name="T37">systemctl</text:span></text:span><text:span text:style-name="T37">:</text:span></text:p>
      <text:p text:style-name="Preformatted_20_Text"><text:span text:style-name="Source_20_Text"><text:span text:style-name="T37">sudo systemctl stop suricata.service</text:span></text:span></text:p>
      <text:p text:style-name="P3">Stopping Suricata ensures that when you edit and test the configuration file, any changes that you make will be validated and loaded when Suricata starts up again.</text:p>
      <text:p text:style-name="Text_20_body"><text:span text:style-name="T37"><text:line-break/></text:span><text:bookmark text:name="step-2-configuring-suricata-for-the-first-time"/><text:a xlink:type="simple" xlink:href="https://www.digitalocean.com/community/tutorials/how-to-install-suricata-on-ubuntu-20-04#step-2-configuring-suricata-for-the-first-time" text:style-name="Internet_20_link" text:visited-style-name="Visited_20_Internet_20_Link"><text:span text:style-name="Source_20_Text"><text:span text:style-name="T37">Step 2 — Configuring Suricata For The First Time</text:span></text:span></text:a></text:p>
      <text:p text:style-name="P3">The Suricata package from the OISF repositories ships with a configuration file that covers a wide variety of use cases. The default mode for Suricata is IDS mode, so no traffic will be dropped, only logged. Leaving this mode set to the default is a good idea as you learn Suricata. Once you have Suricata configured and integrated into your environment, and have a good idea of the kinds of traffic that it will alert you about, you can opt to turn on IPS mode.</text:p>
      <text:p text:style-name="P3"><text:soft-page-break/>However, the default configuration still has a few settings that you may need to change depending on your environment and needs.</text:p>
      <text:h text:style-name="Heading_20_3" text:outline-level="3"><text:bookmark text:name="optional-enabling-community-flow-id"/><text:a xlink:type="simple" xlink:href="https://www.digitalocean.com/community/tutorials/how-to-install-suricata-on-ubuntu-20-04#optional-enabling-community-flow-id" text:style-name="Internet_20_link" text:visited-style-name="Visited_20_Internet_20_Link"><text:span text:style-name="T37">(Optional) Enabling Community Flow ID</text:span></text:a></text:h>
      <text:p text:style-name="Text_20_body"><text:span text:style-name="T37">Suricata can include a </text:span><text:a xlink:type="simple" xlink:href="https://github.com/corelight/community-id-spec" office:target-frame-name="_blank" xlink:show="new" text:style-name="Internet_20_link" text:visited-style-name="Visited_20_Internet_20_Link"><text:span text:style-name="T37">Community ID</text:span></text:a><text:span text:style-name="T37"> field in its JSON output to make it easier to match individual event records to records in datasets generated by other tools.</text:span></text:p>
      <text:p text:style-name="Text_20_body"><text:span text:style-name="T37">If you plan to use Suricata with other tools like </text:span><text:a xlink:type="simple" xlink:href="https://zeek.org/" office:target-frame-name="_blank" xlink:show="new" text:style-name="Internet_20_link" text:visited-style-name="Visited_20_Internet_20_Link"><text:span text:style-name="T37">Zeek</text:span></text:a><text:span text:style-name="T37"> or </text:span><text:a xlink:type="simple" xlink:href="https://www.elastic.co/elasticsearch/" office:target-frame-name="_blank" xlink:show="new" text:style-name="Internet_20_link" text:visited-style-name="Visited_20_Internet_20_Link"><text:span text:style-name="T37">Elasticsearch</text:span></text:a><text:span text:style-name="T37">, adding the Community ID now is a good idea.</text:span></text:p>
      <text:p text:style-name="Text_20_body"><text:span text:style-name="T37">To enable the option, open </text:span><text:span text:style-name="Source_20_Text"><text:span text:style-name="T37">/etc/suricata/suricata.yaml</text:span></text:span><text:span text:style-name="T37"> using nano or your preferred editor:</text:span></text:p>
      <text:p text:style-name="Preformatted_20_Text"><text:span text:style-name="Source_20_Text"><text:span text:style-name="T37">sudo nano /etc/suricata/suricata.yaml</text:span></text:span></text:p>
      <text:p text:style-name="Text_20_body"><text:span text:style-name="T37">Find line 120 which reads </text:span><text:span text:style-name="Source_20_Text"><text:span text:style-name="T37"># Community Flow ID</text:span></text:span><text:span text:style-name="T37">. If you are using </text:span><text:span text:style-name="Source_20_Text"><text:span text:style-name="T37">nano</text:span></text:span><text:span text:style-name="T37"> type </text:span><text:span text:style-name="Source_20_Text"><text:span text:style-name="T37">CTRL+_</text:span></text:span><text:span text:style-name="T37"> and then </text:span><text:span text:style-name="Source_20_Text"><text:span text:style-name="T37">120</text:span></text:span><text:span text:style-name="T37"> when prompted to enter a line number. Below that line is the </text:span><text:span text:style-name="Source_20_Text"><text:span text:style-name="T37">community-id</text:span></text:span><text:span text:style-name="T37"> key. Set it to </text:span><text:span text:style-name="Source_20_Text"><text:span text:style-name="T37">true</text:span></text:span><text:span text:style-name="T37"> to enable the setting:</text:span></text:p>
      <text:p text:style-name="P3">/etc/suricata/suricata.yaml</text:p>
      <text:p text:style-name="Preformatted_20_Text"><text:span text:style-name="Source_20_Text"><text:span text:style-name="T37">. . .</text:span></text:span></text:p>
      <text:p text:style-name="Preformatted_20_Text"><text:span text:style-name="Source_20_Text"><text:span text:style-name="T37"><text:s text:c="6"/># Community Flow ID</text:span></text:span></text:p>
      <text:p text:style-name="Preformatted_20_Text"><text:span text:style-name="Source_20_Text"><text:span text:style-name="T37"><text:s text:c="6"/># Adds a 'community_id' field to EVE records. These are meant to give</text:span></text:span></text:p>
      <text:p text:style-name="Preformatted_20_Text"><text:span text:style-name="Source_20_Text"><text:span text:style-name="T37"><text:s text:c="6"/># records a predictable flow ID that can be used to match records to</text:span></text:span></text:p>
      <text:p text:style-name="Preformatted_20_Text"><text:span text:style-name="Source_20_Text"><text:span text:style-name="T37"><text:s text:c="6"/># output of other tools such as Zeek (Bro).</text:span></text:span></text:p>
      <text:p text:style-name="Preformatted_20_Text"><text:span text:style-name="Source_20_Text"><text:span text:style-name="T37"><text:s text:c="6"/>#</text:span></text:span></text:p>
      <text:p text:style-name="Preformatted_20_Text"><text:span text:style-name="Source_20_Text"><text:span text:style-name="T37"><text:s text:c="6"/># Takes a 'seed' that needs to be same across sensors and tools</text:span></text:span></text:p>
      <text:p text:style-name="Preformatted_20_Text"><text:span text:style-name="Source_20_Text"><text:span text:style-name="T37"><text:s text:c="6"/># to make the id less predictable.</text:span></text:span></text:p>
      <text:p text:style-name="P2"/>
      <text:p text:style-name="Preformatted_20_Text"><text:span text:style-name="Source_20_Text"><text:span text:style-name="T37"><text:s text:c="6"/># enable/disable the community id feature.</text:span></text:span></text:p>
      <text:p text:style-name="Preformatted_20_Text"><text:span text:style-name="Source_20_Text"><text:span text:style-name="T37"><text:s text:c="6"/>community-id: true</text:span></text:span></text:p>
      <text:p text:style-name="Preformatted_20_Text"><text:span text:style-name="Source_20_Text"><text:span text:style-name="T37">. . .</text:span></text:span></text:p>
      <text:p text:style-name="Text_20_body"><text:span text:style-name="T37">Now when you examine events, they will have an ID like </text:span><text:span text:style-name="Source_20_Text"><text:span text:style-name="T37">1:S+3BA2UmrHK0Pk+u3XH78GAFTtQ=</text:span></text:span><text:span text:style-name="T37"> that you can use to correlate records across different NMS tools.</text:span></text:p>
      <text:p text:style-name="Text_20_body"><text:span text:style-name="T37">Save and close the </text:span><text:span text:style-name="Source_20_Text"><text:span text:style-name="T37">/etc/suricata/suricata.yaml</text:span></text:span><text:span text:style-name="T37"> file. If you are using </text:span><text:span text:style-name="Source_20_Text"><text:span text:style-name="T37">nano</text:span></text:span><text:span text:style-name="T37">, you can do so with </text:span><text:span text:style-name="Source_20_Text"><text:span text:style-name="T37">CTRL+X</text:span></text:span><text:span text:style-name="T37">, then </text:span><text:span text:style-name="Source_20_Text"><text:span text:style-name="T37">Y</text:span></text:span><text:span text:style-name="T37"> and </text:span><text:span text:style-name="Source_20_Text"><text:span text:style-name="T37">ENTER</text:span></text:span><text:span text:style-name="T37"> to confirm.</text:span></text:p>
      <text:h text:style-name="Heading_20_3" text:outline-level="3"><text:bookmark text:name="determining-which-network-interface-s-to-use"/><text:a xlink:type="simple" xlink:href="https://www.digitalocean.com/community/tutorials/how-to-install-suricata-on-ubuntu-20-04#determining-which-network-interface-s-to-use" text:style-name="Internet_20_link" text:visited-style-name="Visited_20_Internet_20_Link"><text:span text:style-name="T37">Determining Which Network Interface(s) To Use</text:span></text:a></text:h>
      <text:p text:style-name="Text_20_body"><text:span text:style-name="T37">You may need to override the default network interface or interfaces that you would like Suricata to inspect traffic on. The configuration file that comes with the OISF Suricata package defaults to inspecting traffic on a device called </text:span><text:span text:style-name="Source_20_Text"><text:span text:style-name="T37">eth0</text:span></text:span><text:span text:style-name="T37">. If your system uses a different default network interface, or if you would like to inspect traffic on more than one interface, then you will need to change this value.</text:span></text:p>
      <text:p text:style-name="Text_20_body"><text:span text:style-name="T37">To determine the device name of your default network interface, you can use the </text:span><text:span text:style-name="Source_20_Text"><text:span text:style-name="T37">ip</text:span></text:span><text:span text:style-name="T37"> command as follows:</text:span></text:p>
      <text:p text:style-name="Preformatted_20_Text"><text:span text:style-name="Source_20_Text"><text:span text:style-name="T37">ip -p -j route show default</text:span></text:span></text:p>
      <text:p text:style-name="Text_20_body"><text:span text:style-name="T37">The </text:span><text:span text:style-name="Source_20_Text"><text:span text:style-name="T37">-p</text:span></text:span><text:span text:style-name="T37"> flag formats the output to be more readable, and the </text:span><text:span text:style-name="Source_20_Text"><text:span text:style-name="T37">-j</text:span></text:span><text:span text:style-name="T37"> flag prints the output as JSON.</text:span></text:p>
      <text:p text:style-name="P3">You should receive output like the following:</text:p>
      <text:p text:style-name="Preformatted_20_Text"><text:span text:style-name="Source_20_Text"><text:span text:style-name="T37">Output</text:span></text:span></text:p>
      <text:p text:style-name="Preformatted_20_Text"><text:span text:style-name="Source_20_Text"><text:span text:style-name="T37">[ {</text:span></text:span></text:p>
      <text:p text:style-name="Preformatted_20_Text"><text:soft-page-break/><text:span text:style-name="Source_20_Text"><text:span text:style-name="T37"><text:s text:c="8"/>"dst": "default",</text:span></text:span></text:p>
      <text:p text:style-name="Preformatted_20_Text"><text:span text:style-name="Source_20_Text"><text:span text:style-name="T37"><text:s text:c="8"/>"gateway": "203.0.113.254",</text:span></text:span></text:p>
      <text:p text:style-name="Preformatted_20_Text"><text:span text:style-name="Source_20_Text"><text:span text:style-name="T37"><text:s text:c="8"/>"dev": "eth0",</text:span></text:span></text:p>
      <text:p text:style-name="Preformatted_20_Text"><text:span text:style-name="Source_20_Text"><text:span text:style-name="T37"><text:s text:c="8"/>"protocol": "static",</text:span></text:span></text:p>
      <text:p text:style-name="Preformatted_20_Text"><text:span text:style-name="Source_20_Text"><text:span text:style-name="T37"><text:s text:c="8"/>"flags": [ ]</text:span></text:span></text:p>
      <text:p text:style-name="Preformatted_20_Text"><text:span text:style-name="Source_20_Text"><text:span text:style-name="T37"><text:s text:c="4"/>} ]</text:span></text:span></text:p>
      <text:p text:style-name="P2"/>
      <text:p text:style-name="Text_20_body"><text:span text:style-name="T37">The </text:span><text:span text:style-name="Source_20_Text"><text:span text:style-name="T37">dev</text:span></text:span><text:span text:style-name="T37"> line indicates the default device. In this example output, the device is the highlighted </text:span><text:span text:style-name="Source_20_Text"><text:span text:style-name="T37">eth0</text:span></text:span><text:span text:style-name="T37"> interface. Your output may show a device name like </text:span><text:span text:style-name="Source_20_Text"><text:span text:style-name="T37">ens...</text:span></text:span><text:span text:style-name="T37"> or </text:span><text:span text:style-name="Source_20_Text"><text:span text:style-name="T37">eno...</text:span></text:span><text:span text:style-name="T37">. Whatever the name is, make a note of it.</text:span></text:p>
      <text:p text:style-name="Text_20_body"><text:span text:style-name="T37">Now you can edit Suricata’s configuration and verify or change the interface name. Open the </text:span><text:span text:style-name="Source_20_Text"><text:span text:style-name="T37">/etc/suricata/suricata.yaml</text:span></text:span><text:span text:style-name="T37"> configuration file using </text:span><text:span text:style-name="Source_20_Text"><text:span text:style-name="T37">nano</text:span></text:span><text:span text:style-name="T37"> or your preferred editor:</text:span></text:p>
      <text:p text:style-name="Preformatted_20_Text"><text:span text:style-name="Source_20_Text"><text:span text:style-name="T37">sudo nano /etc/suricata/suricata.yaml</text:span></text:span></text:p>
      <text:p text:style-name="Text_20_body"><text:span text:style-name="T37">Scroll through the file until you come to a line that reads </text:span><text:span text:style-name="Source_20_Text"><text:span text:style-name="T37">af-packet:</text:span></text:span><text:span text:style-name="T37"> around line 580. If you are using </text:span><text:span text:style-name="Source_20_Text"><text:span text:style-name="T37">nano</text:span></text:span><text:span text:style-name="T37"> you can also go to the line directly by entering </text:span><text:span text:style-name="Source_20_Text"><text:span text:style-name="T37">CTRL+_</text:span></text:span><text:span text:style-name="T37"> and typing the line number. Below that line is the default interface that Suricata will use to inspect traffic. Edit the line to match your interface like the highlighted example that follows:</text:span></text:p>
      <text:p text:style-name="P3">/etc/suriata/suricata.yaml</text:p>
      <text:p text:style-name="Preformatted_20_Text"><text:span text:style-name="Source_20_Text"><text:span text:style-name="T37"># Linux high speed capture support</text:span></text:span></text:p>
      <text:p text:style-name="Preformatted_20_Text"><text:span text:style-name="Source_20_Text"><text:span text:style-name="T37">af-packet:</text:span></text:span></text:p>
      <text:p text:style-name="Preformatted_20_Text"><text:span text:style-name="Source_20_Text"><text:span text:style-name="T37"><text:s text:c="2"/>- interface: eth0</text:span></text:span></text:p>
      <text:p text:style-name="Preformatted_20_Text"><text:span text:style-name="Source_20_Text"><text:span text:style-name="T37"><text:s text:c="4"/># Number of receive threads. "auto" uses the number of cores</text:span></text:span></text:p>
      <text:p text:style-name="Preformatted_20_Text"><text:span text:style-name="Source_20_Text"><text:span text:style-name="T37"><text:s text:c="4"/>#threads: auto</text:span></text:span></text:p>
      <text:p text:style-name="Preformatted_20_Text"><text:span text:style-name="Source_20_Text"><text:span text:style-name="T37"><text:s text:c="4"/># Default clusterid. AF_PACKET will load balance packets based on flow.</text:span></text:span></text:p>
      <text:p text:style-name="Preformatted_20_Text"><text:span text:style-name="Source_20_Text"><text:span text:style-name="T37"><text:s text:c="4"/>cluster-id: 99</text:span></text:span></text:p>
      <text:p text:style-name="Preformatted_20_Text"><text:span text:style-name="Source_20_Text"><text:span text:style-name="T37">. . .</text:span></text:span></text:p>
      <text:p text:style-name="Text_20_body"><text:span text:style-name="T37">If you want to inspect traffic on additional interfaces, you can add more </text:span><text:span text:style-name="Source_20_Text"><text:span text:style-name="T37">- interface: eth...</text:span></text:span><text:span text:style-name="T37"> YAML objects. For example, to add a device named </text:span><text:span text:style-name="Source_20_Text"><text:span text:style-name="T37">enp0s1</text:span></text:span><text:span text:style-name="T37">, scroll down to the bottom of the </text:span><text:span text:style-name="Source_20_Text"><text:span text:style-name="T37">af-packet</text:span></text:span><text:span text:style-name="T37"> section to around line 650. To add a new interface, insert it before the </text:span><text:span text:style-name="Source_20_Text"><text:span text:style-name="T37">-interface: default</text:span></text:span><text:span text:style-name="T37"> section like the following highlighted example:</text:span></text:p>
      <text:p text:style-name="P3">/ec/suricata/suricata.yaml</text:p>
      <text:p text:style-name="Preformatted_20_Text"><text:span text:style-name="Source_20_Text"><text:span text:style-name="T37"><text:s text:c="4"/># <text:s/>For eBPF and XDP setup including bypass, filter and load balancing, please</text:span></text:span></text:p>
      <text:p text:style-name="Preformatted_20_Text"><text:span text:style-name="Source_20_Text"><text:span text:style-name="T37"><text:s text:c="4"/># <text:s/>see doc/userguide/capture-hardware/ebpf-xdp.rst for more info.</text:span></text:span></text:p>
      <text:p text:style-name="P2"/>
      <text:p text:style-name="Preformatted_20_Text"><text:span text:style-name="Source_20_Text"><text:span text:style-name="T37"><text:s text:c="2"/>- interface: enp0s1</text:span></text:span></text:p>
      <text:p text:style-name="Preformatted_20_Text"><text:span text:style-name="Source_20_Text"><text:span text:style-name="T37"><text:s text:c="4"/>cluster-id: 98</text:span></text:span></text:p>
      <text:p text:style-name="P2"/>
      <text:p text:style-name="Preformatted_20_Text"><text:span text:style-name="Source_20_Text"><text:span text:style-name="T37"><text:s text:c="2"/>- interface: default</text:span></text:span></text:p>
      <text:p text:style-name="Preformatted_20_Text"><text:span text:style-name="Source_20_Text"><text:span text:style-name="T37"><text:s text:c="4"/>#threads: auto</text:span></text:span></text:p>
      <text:p text:style-name="Preformatted_20_Text"><text:span text:style-name="Source_20_Text"><text:span text:style-name="T37"><text:s text:c="4"/>#use-mmap: no</text:span></text:span></text:p>
      <text:p text:style-name="Preformatted_20_Text"><text:span text:style-name="Source_20_Text"><text:span text:style-name="T37"><text:s text:c="4"/>#tpacket-v3: yes</text:span></text:span></text:p>
      <text:p text:style-name="Text_20_body"><text:span text:style-name="T37">Be sure to choose a unique </text:span><text:span text:style-name="Source_20_Text"><text:span text:style-name="T37">cluster-id</text:span></text:span><text:span text:style-name="T37"> value for each </text:span><text:span text:style-name="Source_20_Text"><text:span text:style-name="T37">- interface</text:span></text:span><text:span text:style-name="T37"> object.</text:span></text:p>
      <text:p text:style-name="Text_20_body"><text:span text:style-name="T37">Keep your editor open and proceed to the next section where you will configure live rule reloading. If you do not want to enable that setting then you can save and close the </text:span><text:span text:style-name="Source_20_Text"><text:span text:style-name="T37">/etc/suricata/suricata.yaml</text:span></text:span><text:span text:style-name="T37"> file. If you are using </text:span><text:span text:style-name="Source_20_Text"><text:span text:style-name="T37">nano</text:span></text:span><text:span text:style-name="T37">, you can do so with </text:span><text:span text:style-name="Source_20_Text"><text:span text:style-name="T37">CTRL+X</text:span></text:span><text:span text:style-name="T37">, then </text:span><text:span text:style-name="Source_20_Text"><text:span text:style-name="T37">Y</text:span></text:span><text:span text:style-name="T37"> and </text:span><text:span text:style-name="Source_20_Text"><text:span text:style-name="T37">ENTER</text:span></text:span><text:span text:style-name="T37"> to confirm.</text:span></text:p>
      <text:h text:style-name="Heading_20_3" text:outline-level="3"><text:bookmark text:name="configuring-live-rule-reloading"/><text:soft-page-break/><text:a xlink:type="simple" xlink:href="https://www.digitalocean.com/community/tutorials/how-to-install-suricata-on-ubuntu-20-04#configuring-live-rule-reloading" text:style-name="Internet_20_link" text:visited-style-name="Visited_20_Internet_20_Link"><text:span text:style-name="T37">Configuring Live Rule Reloading</text:span></text:a></text:h>
      <text:p text:style-name="P3">Suricata supports live rule reloading, which means you can add, remove, and edit rules without needing to restart the running Suricata process. To enable the live reload option, scroll to the bottom of the configuration file and add the following lines:</text:p>
      <text:p text:style-name="P3">/etc/suricata/suricata.yaml</text:p>
      <text:p text:style-name="Preformatted_20_Text"><text:span text:style-name="Source_20_Text"><text:span text:style-name="T37">. . .</text:span></text:span></text:p>
      <text:p text:style-name="P2"/>
      <text:p text:style-name="Preformatted_20_Text"><text:span text:style-name="Source_20_Text"><text:span text:style-name="T37">detect-engine:</text:span></text:span></text:p>
      <text:p text:style-name="Preformatted_20_Text"><text:span text:style-name="Source_20_Text"><text:span text:style-name="T37"><text:s text:c="2"/>- rule-reload: true</text:span></text:span></text:p>
      <text:p text:style-name="Text_20_body"><text:span text:style-name="T37">With this setting in place, you will be able to send the </text:span><text:span text:style-name="Source_20_Text"><text:span text:style-name="T37">SIGUSR2</text:span></text:span><text:span text:style-name="T37"> system signal to the running process, and Suricata will reload any changed rules into memory.</text:span></text:p>
      <text:p text:style-name="P3">A command like the following will notify the Suricata process to reload its rulesets, without restarting the process:</text:p>
      <text:p text:style-name="Preformatted_20_Text"><text:span text:style-name="Source_20_Text"><text:span text:style-name="T37">sudo kill -usr2 $(pidof suricata)</text:span></text:span></text:p>
      <text:p text:style-name="Text_20_body"><text:span text:style-name="T37">The </text:span><text:span text:style-name="Source_20_Text"><text:span text:style-name="T37">$(pidof suricata)</text:span></text:span><text:span text:style-name="T37"> portion of the command invokes a </text:span><text:a xlink:type="simple" xlink:href="https://tldp.org/LDP/abs/html/subshells.html" office:target-frame-name="_blank" xlink:show="new" text:style-name="Internet_20_link" text:visited-style-name="Visited_20_Internet_20_Link"><text:span text:style-name="T37">subshell</text:span></text:a><text:span text:style-name="T37">, and finds the process ID of the running Suricata daemon. The beginning </text:span><text:span text:style-name="Source_20_Text"><text:span text:style-name="T37">sudo kill -usr2</text:span></text:span><text:span text:style-name="T37"> part of the command uses the </text:span><text:span text:style-name="Source_20_Text"><text:span text:style-name="T37">kill</text:span></text:span><text:span text:style-name="T37"> utility to send the </text:span><text:span text:style-name="Source_20_Text"><text:span text:style-name="T37">SIGUSR2</text:span></text:span><text:span text:style-name="T37"> signal to the process ID that is reported back by the subshell.</text:span></text:p>
      <text:p text:style-name="Text_20_body"><text:span text:style-name="T37">You can use this command any time you run </text:span><text:span text:style-name="Source_20_Text"><text:span text:style-name="T37">suricata-update</text:span></text:span><text:span text:style-name="T37"> or when you add or edit your own custom rules.</text:span></text:p>
      <text:p text:style-name="Text_20_body"><text:span text:style-name="T37">Save and close the </text:span><text:span text:style-name="Source_20_Text"><text:span text:style-name="T37">/etc/suricata/suricata.yaml</text:span></text:span><text:span text:style-name="T37"> file. If you are using </text:span><text:span text:style-name="Source_20_Text"><text:span text:style-name="T37">nano</text:span></text:span><text:span text:style-name="T37">, you can do so with </text:span><text:span text:style-name="Source_20_Text"><text:span text:style-name="T37">CTRL+X</text:span></text:span><text:span text:style-name="T37">, then </text:span><text:span text:style-name="Source_20_Text"><text:span text:style-name="T37">Y</text:span></text:span><text:span text:style-name="T37"> and </text:span><text:span text:style-name="Source_20_Text"><text:span text:style-name="T37">ENTER</text:span></text:span><text:span text:style-name="T37"> to confirm.</text:span></text:p>
      <text:h text:style-name="Heading_20_2" text:outline-level="2"><text:bookmark text:name="step-3-updating-suricata-rulesets"/><text:a xlink:type="simple" xlink:href="https://www.digitalocean.com/community/tutorials/how-to-install-suricata-on-ubuntu-20-04#step-3-updating-suricata-rulesets" text:style-name="Internet_20_link" text:visited-style-name="Visited_20_Internet_20_Link"><text:span text:style-name="T37">Step 3 — Updating Suricata Rulesets</text:span></text:a></text:h>
      <text:p text:style-name="P3">At this point in the tutorial, if you were to start Suricata, you would receive a warning message like the following in the logs that there are no loaded rules:</text:p>
      <text:p text:style-name="Preformatted_20_Text"><text:span text:style-name="Source_20_Text"><text:span text:style-name="T37">Output</text:span></text:span></text:p>
      <text:p text:style-name="Preformatted_20_Text"><text:span text:style-name="Source_20_Text"><text:span text:style-name="T37">&lt;Warning&gt; - [ERRCODE: SC_ERR_NO_RULES(42)] - No rule files match the pattern /var/lib/suricata/rules/suricata.rules</text:span></text:span></text:p>
      <text:p text:style-name="Text_20_body"><text:span text:style-name="T37">By default the Suricata package includes a limited set of detection rules (in the </text:span><text:span text:style-name="Source_20_Text"><text:span text:style-name="T37">/etc/suricata/rules</text:span></text:span><text:span text:style-name="T37"> directory), so turning Suricata on at this point would only detect a limited amount of bad traffic.</text:span></text:p>
      <text:p text:style-name="Text_20_body"><text:span text:style-name="T37">Suricata includes a tool called </text:span><text:span text:style-name="Source_20_Text"><text:span text:style-name="T37">suricata-update</text:span></text:span><text:span text:style-name="T37"> that can fetch rulesets from external providers. Run it as follows to download an up to date ruleset for your Suricata server:</text:span></text:p>
      <text:p text:style-name="Preformatted_20_Text"><text:span text:style-name="Source_20_Text"><text:span text:style-name="T37">sudo suricata-update</text:span></text:span></text:p>
      <text:p text:style-name="P3">You should receive output like the following:</text:p>
      <text:p text:style-name="Preformatted_20_Text"><text:span text:style-name="Source_20_Text"><text:span text:style-name="T37">Output</text:span></text:span></text:p>
      <text:p text:style-name="Preformatted_20_Text"><text:span text:style-name="Source_20_Text"><text:span text:style-name="T37">19/10/2021 -- 19:31:03 - &lt;Info&gt; -- Using data-directory /var/lib/suricata.</text:span></text:span></text:p>
      <text:p text:style-name="Preformatted_20_Text"><text:span text:style-name="Source_20_Text"><text:span text:style-name="T37">19/10/2021 -- 19:31:03 - &lt;Info&gt; -- Using Suricata configuration /etc/suricata/suricata.yaml</text:span></text:span></text:p>
      <text:p text:style-name="Preformatted_20_Text"><text:span text:style-name="Source_20_Text"><text:span text:style-name="T37">19/10/2021 -- 19:31:03 - &lt;Info&gt; -- Using /etc/suricata/rules for Suricata provided rules.</text:span></text:span></text:p>
      <text:p text:style-name="Preformatted_20_Text"><text:span text:style-name="Source_20_Text"><text:span text:style-name="T37">. . .</text:span></text:span></text:p>
      <text:p text:style-name="Preformatted_20_Text"><text:span text:style-name="Source_20_Text"><text:span text:style-name="T37">19/10/2021 -- 19:31:03 - &lt;Info&gt; -- No sources configured, will use Emerging Threats Open</text:span></text:span></text:p>
      <text:p text:style-name="Preformatted_20_Text"><text:span text:style-name="Source_20_Text"><text:span text:style-name="T37">19/10/2021 -- 19:31:03 - &lt;Info&gt; -- Fetching https://rules.emergingthreats.net/open/suricata-6.0.3/emerging.rules.tar.gz.</text:span></text:span></text:p>
      <text:p text:style-name="Preformatted_20_Text"><text:span text:style-name="Source_20_Text"><text:span text:style-name="T37"><text:s/>100% - 3044855/3044855 <text:s text:c="14"/></text:span></text:span></text:p>
      <text:p text:style-name="Preformatted_20_Text"><text:span text:style-name="Source_20_Text"><text:span text:style-name="T37">. . .</text:span></text:span></text:p>
      <text:p text:style-name="Preformatted_20_Text"><text:soft-page-break/><text:span text:style-name="Source_20_Text"><text:span text:style-name="T37">19/10/2021 -- 19:31:06 - &lt;Info&gt; -- Writing rules to /var/lib/suricata/rules/suricata.rules: total: 31011; enabled: 23649; added: 31011; removed 0; modified: 0</text:span></text:span></text:p>
      <text:p text:style-name="Preformatted_20_Text"><text:span text:style-name="Source_20_Text"><text:span text:style-name="T37">19/10/2021 -- 19:31:07 - &lt;Info&gt; -- Writing /var/lib/suricata/rules/classification.config</text:span></text:span></text:p>
      <text:p text:style-name="Preformatted_20_Text"><text:span text:style-name="Source_20_Text"><text:span text:style-name="T37">19/10/2021 -- 19:31:07 - &lt;Info&gt; -- Testing with suricata -T.</text:span></text:span></text:p>
      <text:p text:style-name="Preformatted_20_Text"><text:span text:style-name="Source_20_Text"><text:span text:style-name="T37">19/10/2021 -- 19:31:32 - &lt;Info&gt; -- Done.</text:span></text:span></text:p>
      <text:p text:style-name="Text_20_body"><text:span text:style-name="T37">The highlighted lines indicate </text:span><text:span text:style-name="Source_20_Text"><text:span text:style-name="T37">suricata-update</text:span></text:span><text:span text:style-name="T37"> has fetched the free Emerging Threats </text:span><text:a xlink:type="simple" xlink:href="http://rules.emergingthreats.net/OPEN_download_instructions.html" office:target-frame-name="_blank" xlink:show="new" text:style-name="Internet_20_link" text:visited-style-name="Visited_20_Internet_20_Link"><text:span text:style-name="T37">ET Open Rules</text:span></text:a><text:span text:style-name="T37">, and saved them to Suricata’s </text:span><text:span text:style-name="Source_20_Text"><text:span text:style-name="T37">/var/lib/suricata/rules/suricata.rules</text:span></text:span><text:span text:style-name="T37"> file. It also indicates the number of rules that were processed, in this example, 31011 were added and of those 23649 were enabled.</text:span></text:p>
      <text:h text:style-name="Heading_20_3" text:outline-level="3"><text:bookmark text:name="adding-ruleset-providers"/><text:a xlink:type="simple" xlink:href="https://www.digitalocean.com/community/tutorials/how-to-install-suricata-on-ubuntu-20-04#adding-ruleset-providers" text:style-name="Internet_20_link" text:visited-style-name="Visited_20_Internet_20_Link"><text:span text:style-name="T37">Adding Ruleset Providers</text:span></text:a></text:h>
      <text:p text:style-name="Text_20_body"><text:span text:style-name="T37">The </text:span><text:span text:style-name="Source_20_Text"><text:span text:style-name="T37">suricata-update</text:span></text:span><text:span text:style-name="T37"> tool can fetch rules from a variety of free and commercial ruleset providers. Some rulesets like the ET Open set that you already added are available for free, while others require a paid subscription.</text:span></text:p>
      <text:p text:style-name="Text_20_body"><text:span text:style-name="T37">You can list the default set of rule providers using the </text:span><text:span text:style-name="Source_20_Text"><text:span text:style-name="T37">list-sources</text:span></text:span><text:span text:style-name="T37"> flag to </text:span><text:span text:style-name="Source_20_Text"><text:span text:style-name="T37">suricata-update</text:span></text:span><text:span text:style-name="T37"> like this:</text:span></text:p>
      <text:p text:style-name="Preformatted_20_Text"><text:span text:style-name="Source_20_Text"><text:span text:style-name="T37">sudo suricata-update list-sources</text:span></text:span></text:p>
      <text:p text:style-name="P3">You will receive a list of sources like the following:</text:p>
      <text:p text:style-name="Preformatted_20_Text"><text:span text:style-name="Source_20_Text"><text:span text:style-name="T37">Output</text:span></text:span></text:p>
      <text:p text:style-name="Preformatted_20_Text"><text:span text:style-name="Source_20_Text"><text:span text:style-name="T37">. . .</text:span></text:span></text:p>
      <text:p text:style-name="Preformatted_20_Text"><text:span text:style-name="Source_20_Text"><text:span text:style-name="T37">19/10/2021 -- 19:27:34 - &lt;Info&gt; -- Adding all sources</text:span></text:span></text:p>
      <text:p text:style-name="Preformatted_20_Text"><text:span text:style-name="Source_20_Text"><text:span text:style-name="T37">19/10/2021 -- 19:27:34 - &lt;Info&gt; -- Saved /var/lib/suricata/update/cache/index.yaml</text:span></text:span></text:p>
      <text:p text:style-name="Preformatted_20_Text"><text:span text:style-name="Source_20_Text"><text:span text:style-name="T37">Name: et/open</text:span></text:span></text:p>
      <text:p text:style-name="Preformatted_20_Text"><text:span text:style-name="Source_20_Text"><text:span text:style-name="T37"><text:s text:c="2"/>Vendor: Proofpoint</text:span></text:span></text:p>
      <text:p text:style-name="Preformatted_20_Text"><text:span text:style-name="Source_20_Text"><text:span text:style-name="T37"><text:s text:c="2"/>Summary: Emerging Threats Open Ruleset</text:span></text:span></text:p>
      <text:p text:style-name="Preformatted_20_Text"><text:span text:style-name="Source_20_Text"><text:span text:style-name="T37"><text:s text:c="2"/>License: MIT</text:span></text:span></text:p>
      <text:p text:style-name="Preformatted_20_Text"><text:span text:style-name="Source_20_Text"><text:span text:style-name="T37">. . .</text:span></text:span></text:p>
      <text:p text:style-name="Text_20_body"><text:span text:style-name="T37">For example, if you wanted to include the </text:span><text:span text:style-name="Source_20_Text"><text:span text:style-name="T37">tgreen/hunting</text:span></text:span><text:span text:style-name="T37"> ruleset, you could enable it using the following command:</text:span></text:p>
      <text:p text:style-name="Preformatted_20_Text"><text:span text:style-name="Source_20_Text"><text:span text:style-name="T37">sudo suricata-update enable-source tgreen/hunting</text:span></text:span></text:p>
      <text:p text:style-name="Text_20_body"><text:span text:style-name="T37">Then run </text:span><text:span text:style-name="Source_20_Text"><text:span text:style-name="T37">suricata-update</text:span></text:span><text:span text:style-name="T37"> again and the new set of rules will be added, in addition to the existing ET Open rules and any others that you have downloaded.</text:span></text:p>
      <text:h text:style-name="Heading_20_2" text:outline-level="2"><text:bookmark text:name="step-4-validating-suricata-s-configuration"/><text:a xlink:type="simple" xlink:href="https://www.digitalocean.com/community/tutorials/how-to-install-suricata-on-ubuntu-20-04#step-4-validating-suricata-s-configuration" text:style-name="Internet_20_link" text:visited-style-name="Visited_20_Internet_20_Link"><text:span text:style-name="T37">Step 4 — Validating Suricata’s Configuration</text:span></text:a></text:h>
      <text:p text:style-name="P3">Now that you have edited Suricata’s configuration file to include the optional Community ID, specify the default network interface, and enabled live rule reloading, it is a good idea to test the configuration.</text:p>
      <text:p text:style-name="Text_20_body"><text:span text:style-name="T37">Suricata has a built-in test mode that will check the configuration file and any included rules for validity. Validate your changes from the previous section using the </text:span><text:span text:style-name="Source_20_Text"><text:span text:style-name="T37">-T</text:span></text:span><text:span text:style-name="T37"> flag to run Suricata in test mode. The </text:span><text:span text:style-name="Source_20_Text"><text:span text:style-name="T37">-v</text:span></text:span><text:span text:style-name="T37"> flag will print some additional information, and the </text:span><text:span text:style-name="Source_20_Text"><text:span text:style-name="T37">-c</text:span></text:span><text:span text:style-name="T37"> flag tells Suricata where to find its configuration file:</text:span></text:p>
      <text:p text:style-name="Preformatted_20_Text"><text:span text:style-name="Source_20_Text"><text:span text:style-name="T37">sudo suricata -T -c /etc/suricata/suricata.yaml -v</text:span></text:span></text:p>
      <text:p text:style-name="P3">The test can take some time depending on the amount of CPU you have allocated to Suricata and the number of rules that you have added, so be prepared to wait for a minute or two for it to complete.</text:p>
      <text:p text:style-name="P3">With the default ET Open ruleset you should receive output like the following:</text:p>
      <text:p text:style-name="Preformatted_20_Text"><text:span text:style-name="Source_20_Text"><text:span text:style-name="T37">Output</text:span></text:span></text:p>
      <text:p text:style-name="Preformatted_20_Text"><text:soft-page-break/><text:span text:style-name="Source_20_Text"><text:span text:style-name="T37">21/10/2021 -- 15:00:40 - &lt;Info&gt; - Running suricata under test mode</text:span></text:span></text:p>
      <text:p text:style-name="Preformatted_20_Text"><text:span text:style-name="Source_20_Text"><text:span text:style-name="T37">21/10/2021 -- 15:00:40 - &lt;Notice&gt; - This is Suricata version 6.0.3 RELEASE running in SYSTEM mode</text:span></text:span></text:p>
      <text:p text:style-name="Preformatted_20_Text"><text:span text:style-name="Source_20_Text"><text:span text:style-name="T37">21/10/2021 -- 15:00:40 - &lt;Info&gt; - CPUs/cores online: 2</text:span></text:span></text:p>
      <text:p text:style-name="Preformatted_20_Text"><text:span text:style-name="Source_20_Text"><text:span text:style-name="T37">21/10/2021 -- 15:00:40 - &lt;Info&gt; - fast output device (regular) initialized: fast.log</text:span></text:span></text:p>
      <text:p text:style-name="Preformatted_20_Text"><text:span text:style-name="Source_20_Text"><text:span text:style-name="T37">21/10/2021 -- 15:00:40 - &lt;Info&gt; - eve-log output device (regular) initialized: eve.json</text:span></text:span></text:p>
      <text:p text:style-name="Preformatted_20_Text"><text:span text:style-name="Source_20_Text"><text:span text:style-name="T37">21/10/2021 -- 15:00:40 - &lt;Info&gt; - stats output device (regular) initialized: stats.log</text:span></text:span></text:p>
      <text:p text:style-name="Preformatted_20_Text"><text:span text:style-name="Source_20_Text"><text:span text:style-name="T37">21/10/2021 -- 15:00:46 - &lt;Info&gt; - 1 rule files processed. 23879 rules successfully loaded, 0 rules failed</text:span></text:span></text:p>
      <text:p text:style-name="Preformatted_20_Text"><text:span text:style-name="Source_20_Text"><text:span text:style-name="T37">21/10/2021 -- 15:00:46 - &lt;Info&gt; - Threshold config parsed: 0 rule(s) found</text:span></text:span></text:p>
      <text:p text:style-name="Preformatted_20_Text"><text:span text:style-name="Source_20_Text"><text:span text:style-name="T37">21/10/2021 -- 15:00:47 - &lt;Info&gt; - 23882 signatures processed. 1183 are IP-only rules, 4043 are inspecting packet payload, 18453 inspect application layer, 107 are decoder event only</text:span></text:span></text:p>
      <text:p text:style-name="Preformatted_20_Text"><text:span text:style-name="Source_20_Text"><text:span text:style-name="T37">21/10/2021 -- 15:01:13 - &lt;Notice&gt; - Configuration provided was successfully loaded. Exiting.</text:span></text:span></text:p>
      <text:p text:style-name="Preformatted_20_Text"><text:span text:style-name="Source_20_Text"><text:span text:style-name="T37">21/10/2021 -- 15:01:13 - &lt;Info&gt; - cleaning up signature grouping structure... complete</text:span></text:span></text:p>
      <text:p text:style-name="Text_20_body"><text:span text:style-name="T37">If there is an error in your configuration file, then the test mode will generate a specific error code and message that you can use to help troubleshoot. For example, including a rules file that does not exist called </text:span><text:span text:style-name="Source_20_Text"><text:span text:style-name="T37">test.rules</text:span></text:span><text:span text:style-name="T37"> would generate an error like the following:</text:span></text:p>
      <text:p text:style-name="Preformatted_20_Text"><text:span text:style-name="Source_20_Text"><text:span text:style-name="T37">Output</text:span></text:span></text:p>
      <text:p text:style-name="Preformatted_20_Text"><text:span text:style-name="Source_20_Text"><text:span text:style-name="T37">21/10/2021 -- 15:10:15 - &lt;Info&gt; - Running suricata under test mode</text:span></text:span></text:p>
      <text:p text:style-name="Preformatted_20_Text"><text:span text:style-name="Source_20_Text"><text:span text:style-name="T37">21/10/2021 -- 15:10:15 - &lt;Notice&gt; - This is Suricata version 6.0.3 RELEASE running in SYSTEM mode</text:span></text:span></text:p>
      <text:p text:style-name="Preformatted_20_Text"><text:span text:style-name="Source_20_Text"><text:span text:style-name="T37">21/10/2021 -- 15:10:15 - &lt;Info&gt; - CPUs/cores online: 2</text:span></text:span></text:p>
      <text:p text:style-name="Preformatted_20_Text"><text:span text:style-name="Source_20_Text"><text:span text:style-name="T37">21/10/2021 -- 15:10:15 - &lt;Info&gt; - eve-log output device (regular) initialized: eve.json</text:span></text:span></text:p>
      <text:p text:style-name="Preformatted_20_Text"><text:span text:style-name="Source_20_Text"><text:span text:style-name="T37">21/10/2021 -- 15:10:15 - &lt;Info&gt; - stats output device (regular) initialized: stats.log</text:span></text:span></text:p>
      <text:p text:style-name="Preformatted_20_Text"><text:span text:style-name="Source_20_Text"><text:span text:style-name="T37">21/10/2021 -- 15:10:21 - &lt;Warning&gt; - [ERRCODE: SC_ERR_NO_RULES(42)] - No rule files match the pattern /var/lib/suricata/rules/test.rules</text:span></text:span></text:p>
      <text:p text:style-name="P3">With that error you could then edit your configuration file to include the correct path, or fix invalid variables and configuration options.</text:p>
      <text:p text:style-name="P3">Once your Suricata test mode run completes successfully you can move to the next step, which is starting Suricata in daemon mode.</text:p>
      <text:h text:style-name="Heading_20_2" text:outline-level="2"><text:bookmark text:name="step-5-running-suricata"/><text:a xlink:type="simple" xlink:href="https://www.digitalocean.com/community/tutorials/how-to-install-suricata-on-ubuntu-20-04#step-5-running-suricata" text:style-name="Internet_20_link" text:visited-style-name="Visited_20_Internet_20_Link"><text:span text:style-name="T37">Step 5 — Running Suricata</text:span></text:a></text:h>
      <text:p text:style-name="Text_20_body"><text:span text:style-name="T37">Now that you have a valid Suricata configuration and ruleset, you can start the Suricata server. Run the following </text:span><text:span text:style-name="Source_20_Text"><text:span text:style-name="T37">systemctl</text:span></text:span><text:span text:style-name="T37"> command:</text:span></text:p>
      <text:p text:style-name="Preformatted_20_Text"><text:span text:style-name="Source_20_Text"><text:span text:style-name="T37">sudo systemctl start suricata.service</text:span></text:span></text:p>
      <text:p text:style-name="Text_20_body"><text:span text:style-name="T37">You can examine the status of the service using the </text:span><text:span text:style-name="Source_20_Text"><text:span text:style-name="T37">systemctl status</text:span></text:span><text:span text:style-name="T37"> command:</text:span></text:p>
      <text:p text:style-name="Preformatted_20_Text"><text:span text:style-name="Source_20_Text"><text:span text:style-name="T37">sudo systemctl status suricata.service</text:span></text:span></text:p>
      <text:p text:style-name="P3">You should receive output like the following:</text:p>
      <text:p text:style-name="Preformatted_20_Text"><text:span text:style-name="Source_20_Text"><text:span text:style-name="T37">Output</text:span></text:span></text:p>
      <text:p text:style-name="Preformatted_20_Text"><text:span text:style-name="Source_20_Text"><text:span text:style-name="T37">● suricata.service - LSB: Next Generation IDS/IPS</text:span></text:span></text:p>
      <text:p text:style-name="Preformatted_20_Text"><text:span text:style-name="Source_20_Text"><text:span text:style-name="T37"><text:s text:c="5"/>Loaded: loaded (/etc/init.d/suricata; generated)</text:span></text:span></text:p>
      <text:p text:style-name="Preformatted_20_Text"><text:span text:style-name="Source_20_Text"><text:span text:style-name="T37"><text:s text:c="5"/>Active: active (running) since Thu 2021-10-21 18:22:56 UTC; 1min 57s ago</text:span></text:span></text:p>
      <text:p text:style-name="Preformatted_20_Text"><text:span text:style-name="Source_20_Text"><text:span text:style-name="T37"><text:s text:c="7"/>Docs: man:systemd-sysv-generator(8)</text:span></text:span></text:p>
      <text:p text:style-name="Preformatted_20_Text"><text:span text:style-name="Source_20_Text"><text:span text:style-name="T37"><text:s text:c="4"/>Process: 22636 ExecStart=/etc/init.d/suricata start (code=exited, status=0/SUCCESS)</text:span></text:span></text:p>
      <text:p text:style-name="Preformatted_20_Text"><text:span text:style-name="Source_20_Text"><text:span text:style-name="T37"><text:s text:c="6"/>Tasks: 8 (limit: 2344)</text:span></text:span></text:p>
      <text:p text:style-name="Preformatted_20_Text"><text:span text:style-name="Source_20_Text"><text:span text:style-name="T37"><text:s text:c="5"/>Memory: 359.2M</text:span></text:span></text:p>
      <text:p text:style-name="Preformatted_20_Text"><text:span text:style-name="Source_20_Text"><text:span text:style-name="T37"><text:s text:c="5"/>CGroup: /system.slice/suricata.service</text:span></text:span></text:p>
      <text:p text:style-name="Preformatted_20_Text"><text:span text:style-name="Source_20_Text"><text:span text:style-name="T37"><text:s text:c="13"/>└─22656 /usr/bin/suricata -c /etc/suricata/suricata.yaml --pidfile /var/run/suricata.pid --af-packet -D -vvv</text:span></text:span></text:p>
      <text:p text:style-name="P2"/>
      <text:p text:style-name="Preformatted_20_Text"><text:span text:style-name="Source_20_Text"><text:span text:style-name="T37">Oct 21 18:22:56 suricata systemd[1]: Starting LSB: Next Generation IDS/IPS...</text:span></text:span></text:p>
      <text:p text:style-name="Preformatted_20_Text"><text:span text:style-name="Source_20_Text"><text:span text:style-name="T37">Oct 21 18:22:56 suricata suricata[22636]: Starting suricata in IDS (af-packet) mode... done.</text:span></text:span></text:p>
      <text:p text:style-name="Preformatted_20_Text"><text:span text:style-name="Source_20_Text"><text:span text:style-name="T37">Oct 21 18:22:56 suricata systemd[1]: Started LSB: Next Generation IDS/IPS.</text:span></text:span></text:p>
      <text:p text:style-name="Text_20_body"><text:span text:style-name="T37">As with the test mode command, it will take Suricata a minute or two to load and parse all of the rules. You can use the </text:span><text:span text:style-name="Source_20_Text"><text:span text:style-name="T37">tail</text:span></text:span><text:span text:style-name="T37"> command to watch for a specific message in Suricata’s logs that indicates it has finished starting:</text:span></text:p>
      <text:p text:style-name="Preformatted_20_Text"><text:soft-page-break/><text:span text:style-name="Source_20_Text"><text:span text:style-name="T37">sudo tail -f /var/log/suricata/suricata.log</text:span></text:span></text:p>
      <text:p text:style-name="P3">You will receive a number of lines of output, and the terminal may appear to be stuck while Suricata loads. Continue waiting for output until you receive a line like the following:</text:p>
      <text:p text:style-name="Preformatted_20_Text"><text:span text:style-name="Source_20_Text"><text:span text:style-name="T37">Output</text:span></text:span></text:p>
      <text:p text:style-name="Preformatted_20_Text"><text:span text:style-name="Source_20_Text"><text:span text:style-name="T37">19/10/2021 -- 19:22:39 - &lt;Info&gt; - All AFP capture threads are running.</text:span></text:span></text:p>
      <text:p text:style-name="Text_20_body"><text:span text:style-name="T37">This line indicates Suricata is running and ready to inspect traffic. You can exit the </text:span><text:span text:style-name="Source_20_Text"><text:span text:style-name="T37">tail</text:span></text:span><text:span text:style-name="T37"> command using </text:span><text:span text:style-name="Source_20_Text"><text:span text:style-name="T37">CTRL+C</text:span></text:span><text:span text:style-name="T37">.</text:span></text:p>
      <text:p text:style-name="P3">Now that you have verified that Suricata is running, the next step in this tutorial is to check whether Suricata detects a request to a test URL that is designed to generate an alert.</text:p>
      <text:h text:style-name="Heading_20_2" text:outline-level="2"><text:bookmark text:name="step-6-testing-suricata-rules"/><text:a xlink:type="simple" xlink:href="https://www.digitalocean.com/community/tutorials/how-to-install-suricata-on-ubuntu-20-04#step-6-testing-suricata-rules" text:style-name="Internet_20_link" text:visited-style-name="Visited_20_Internet_20_Link"><text:span text:style-name="T37">Step 6 — Testing Suricata Rules</text:span></text:a></text:h>
      <text:p text:style-name="P3">The ET Open ruleset that you downloaded contains over 30000 rules. A full explanation of how Suricata rules work, and how to construct them is beyond the scope of this introductory tutorial. A subsequent tutorial in this series will explain how rules work and how to build your own.</text:p>
      <text:p text:style-name="Text_20_body"><text:span text:style-name="T37">For the purposes of this tutorial, testing whether Suricata is detecting suspicious traffic with the configuration that you generated is sufficient. The </text:span><text:a xlink:type="simple" xlink:href="https://suricata.readthedocs.io/en/latest/quickstart.html#alerting" office:target-frame-name="_blank" xlink:show="new" text:style-name="Internet_20_link" text:visited-style-name="Visited_20_Internet_20_Link"><text:span text:style-name="T37">Suricata Quickstart</text:span></text:a><text:span text:style-name="T37"> recommends testing the ET Open rule with number </text:span><text:span text:style-name="Source_20_Text"><text:span text:style-name="T37">2100498</text:span></text:span><text:span text:style-name="T37"> using the </text:span><text:span text:style-name="Source_20_Text"><text:span text:style-name="T37">curl</text:span></text:span><text:span text:style-name="T37"> command.</text:span></text:p>
      <text:p text:style-name="P3">Run the following to generate an HTTP request, which will return a response that matches Suricata’s alert rule:</text:p>
      <text:p text:style-name="Preformatted_20_Text"><text:span text:style-name="Source_20_Text"><text:span text:style-name="T37">curl http://testmynids.org/uid/index.html</text:span></text:span></text:p>
      <text:p text:style-name="Text_20_body"><text:span text:style-name="T37">The </text:span><text:span text:style-name="Source_20_Text"><text:span text:style-name="T37">curl</text:span></text:span><text:span text:style-name="T37"> command will output a response like the following:</text:span></text:p>
      <text:p text:style-name="Preformatted_20_Text"><text:span text:style-name="Source_20_Text"><text:span text:style-name="T37">Output</text:span></text:span></text:p>
      <text:p text:style-name="Preformatted_20_Text"><text:span text:style-name="Source_20_Text"><text:span text:style-name="T37">uid=0(root) gid=0(root) groups=0(root)</text:span></text:span></text:p>
      <text:p text:style-name="Text_20_body"><text:span text:style-name="T37">This example response data is designed to trigger an alert, by pretending to return the output of a command like </text:span><text:span text:style-name="Source_20_Text"><text:span text:style-name="T37">id</text:span></text:span><text:span text:style-name="T37"> that might run on a compromised remote system via a web shell.</text:span></text:p>
      <text:p text:style-name="Text_20_body"><text:span text:style-name="T37">Now you can check Suricata’s logs for a corresponding alert. There are two logs that are enabled with the default Suricata configuration. The first is in </text:span><text:span text:style-name="Source_20_Text"><text:span text:style-name="T37">/var/log/suricata/fast.log</text:span></text:span><text:span text:style-name="T37"> and the second is a machine readable log in </text:span><text:span text:style-name="Source_20_Text"><text:span text:style-name="T37">/var/log/suricata/eve.log</text:span></text:span><text:span text:style-name="T37">.</text:span></text:p>
      <text:h text:style-name="Heading_20_3" text:outline-level="3"><text:bookmark text:name="examining-var-log-suricata-fast-log"/><text:a xlink:type="simple" xlink:href="https://www.digitalocean.com/community/tutorials/how-to-install-suricata-on-ubuntu-20-04#examining-var-log-suricata-fast-log" text:style-name="Internet_20_link" text:visited-style-name="Visited_20_Internet_20_Link"><text:span text:style-name="T37">Examining </text:span></text:a><text:a xlink:type="simple" xlink:href="https://www.digitalocean.com/community/tutorials/how-to-install-suricata-on-ubuntu-20-04#examining-var-log-suricata-fast-log" text:style-name="Internet_20_link" text:visited-style-name="Visited_20_Internet_20_Link"><text:span text:style-name="Source_20_Text"><text:span text:style-name="T37">/var/log/suricata/fast.log</text:span></text:span></text:a></text:h>
      <text:p text:style-name="Text_20_body"><text:span text:style-name="T37">To check for a log entry in </text:span><text:span text:style-name="Source_20_Text"><text:span text:style-name="T37">/var/log/suricata/fast.log</text:span></text:span><text:span text:style-name="T37"> that corresponds to your </text:span><text:span text:style-name="Source_20_Text"><text:span text:style-name="T37">curl</text:span></text:span><text:span text:style-name="T37"> request use the </text:span><text:span text:style-name="Source_20_Text"><text:span text:style-name="T37">grep</text:span></text:span><text:span text:style-name="T37"> command. Using the </text:span><text:span text:style-name="Source_20_Text"><text:span text:style-name="T37">2100498</text:span></text:span><text:span text:style-name="T37"> rule identifier from the Quickstart documentation, search for entries that match it using the following command:</text:span></text:p>
      <text:p text:style-name="Preformatted_20_Text"><text:span text:style-name="Source_20_Text"><text:span text:style-name="T37">grep 2100498 /var/log/suricata/fast.log</text:span></text:span></text:p>
      <text:p text:style-name="P3">If your request used IPv6, then you should receive output like the following, where  is your system’s public IPv6 address:</text:p>
      <text:p text:style-name="Preformatted_20_Text"><text:span text:style-name="Source_20_Text"><text:span text:style-name="T37">Output</text:span></text:span></text:p>
      <text:p text:style-name="Preformatted_20_Text"><text:span text:style-name="Source_20_Text"><text:span text:style-name="T37">10/21/2021-18:35:54.950106 <text:s/>[**] [1:2100498:7] GPL ATTACK_RESPONSE id check returned root [**] [Classification: Potentially Bad Traffic] [Priority: 2] {TCP} 2600:9000:2000:4400:0018:30b3:e400:93a1:80 -&gt; 2001:DB8::1:34628</text:span></text:span></text:p>
      <text:p text:style-name="P3">If your request used IPv4, then your log should have a message like this, where  is your system’s public IPv4 address:</text:p>
      <text:p text:style-name="Preformatted_20_Text"><text:span text:style-name="Source_20_Text"><text:span text:style-name="T37">Output</text:span></text:span></text:p>
      <text:p text:style-name="Preformatted_20_Text"><text:soft-page-break/><text:span text:style-name="Source_20_Text"><text:span text:style-name="T37">10/21/2021-18:35:57.247239 <text:s/>[**] [1:2100498:7] GPL ATTACK_RESPONSE id check returned root [**] [Classification: Potentially Bad Traffic] [Priority: 2] {TCP} 204.246.178.81:80 -&gt; 203.0.113.1:36364</text:span></text:span></text:p>
      <text:p text:style-name="Text_20_body"><text:span text:style-name="T37">Note the highlighted  value in the output, which is the Signature ID (</text:span><text:span text:style-name="Source_20_Text"><text:span text:style-name="T37">sid</text:span></text:span><text:span text:style-name="T37">) that Suricata uses to identify a rule.</text:span></text:p>
      <text:h text:style-name="Heading_20_3" text:outline-level="3"><text:bookmark text:name="examining-var-log-suricata-eve-log"/><text:a xlink:type="simple" xlink:href="https://www.digitalocean.com/community/tutorials/how-to-install-suricata-on-ubuntu-20-04#examining-var-log-suricata-eve-log" text:style-name="Internet_20_link" text:visited-style-name="Visited_20_Internet_20_Link"><text:span text:style-name="T37">Examining </text:span></text:a><text:a xlink:type="simple" xlink:href="https://www.digitalocean.com/community/tutorials/how-to-install-suricata-on-ubuntu-20-04#examining-var-log-suricata-eve-log" text:style-name="Internet_20_link" text:visited-style-name="Visited_20_Internet_20_Link"><text:span text:style-name="Source_20_Text"><text:span text:style-name="T37">/var/log/suricata/eve.log</text:span></text:span></text:a></text:h>
      <text:p text:style-name="Text_20_body"><text:span text:style-name="T37">Suricata also logs events to </text:span><text:span text:style-name="Source_20_Text"><text:span text:style-name="T37">/var/log/suricata/eve.log</text:span></text:span><text:span text:style-name="T37"> (nicknamed the EVE log) using </text:span><text:a xlink:type="simple" xlink:href="https://www.digitalocean.com/community/tutorials/an-introduction-to-json" text:style-name="Internet_20_link" text:visited-style-name="Visited_20_Internet_20_Link"><text:span text:style-name="T37">JSON</text:span></text:a><text:span text:style-name="T37"> to format entries.</text:span></text:p>
      <text:p text:style-name="Text_20_body"><text:span text:style-name="T37">The Suricata documentation recommends using the </text:span><text:span text:style-name="Source_20_Text"><text:span text:style-name="T37">jq</text:span></text:span><text:span text:style-name="T37"> utility to read and filter the entries in this file. Install </text:span><text:span text:style-name="Source_20_Text"><text:span text:style-name="T37">jq</text:span></text:span><text:span text:style-name="T37"> if you do not have it on your system using the following </text:span><text:span text:style-name="Source_20_Text"><text:span text:style-name="T37">apt</text:span></text:span><text:span text:style-name="T37"> command:</text:span></text:p>
      <text:p text:style-name="Preformatted_20_Text"><text:span text:style-name="Source_20_Text"><text:span text:style-name="T37">sudo apt install jq</text:span></text:span></text:p>
      <text:p text:style-name="Text_20_body"><text:span text:style-name="T37">Once you have </text:span><text:span text:style-name="Source_20_Text"><text:span text:style-name="T37">jq</text:span></text:span><text:span text:style-name="T37"> installed, you can filter the events in the EVE log by searching for the </text:span><text:span text:style-name="Source_20_Text"><text:span text:style-name="T37">2100498</text:span></text:span><text:span text:style-name="T37"> signature with the following command:</text:span></text:p>
      <text:p text:style-name="Preformatted_20_Text"><text:span text:style-name="Source_20_Text"><text:span text:style-name="T37">jq 'select(.alert .signature_id==2100498)' /var/log/suricata/eve.json</text:span></text:span></text:p>
      <text:p text:style-name="Text_20_body"><text:span text:style-name="T37">The command examines each JSON entry and prints any that have an </text:span><text:span text:style-name="Source_20_Text"><text:span text:style-name="T37">alert</text:span></text:span><text:span text:style-name="T37"> object, with a </text:span><text:span text:style-name="Source_20_Text"><text:span text:style-name="T37">signature_id</text:span></text:span><text:span text:style-name="T37"> key that matches the </text:span><text:span text:style-name="Source_20_Text"><text:span text:style-name="T37">2100498</text:span></text:span><text:span text:style-name="T37"> value that you are searching for. The output will resemble the following:</text:span></text:p>
      <text:p text:style-name="Preformatted_20_Text"><text:span text:style-name="Source_20_Text"><text:span text:style-name="T37">Output</text:span></text:span></text:p>
      <text:p text:style-name="Preformatted_20_Text"><text:span text:style-name="Source_20_Text"><text:span text:style-name="T37">{</text:span></text:span></text:p>
      <text:p text:style-name="Preformatted_20_Text"><text:span text:style-name="Source_20_Text"><text:span text:style-name="T37"><text:s text:c="2"/>"timestamp": "2021-10-21T19:42:47.368856+0000",</text:span></text:span></text:p>
      <text:p text:style-name="Preformatted_20_Text"><text:span text:style-name="Source_20_Text"><text:span text:style-name="T37"><text:s text:c="2"/>"flow_id": 775889108832281,</text:span></text:span></text:p>
      <text:p text:style-name="Preformatted_20_Text"><text:span text:style-name="Source_20_Text"><text:span text:style-name="T37"><text:s text:c="2"/>"in_iface": "eth0",</text:span></text:span></text:p>
      <text:p text:style-name="Preformatted_20_Text"><text:span text:style-name="Source_20_Text"><text:span text:style-name="T37"><text:s text:c="2"/>"event_type": "alert",</text:span></text:span></text:p>
      <text:p text:style-name="Preformatted_20_Text"><text:span text:style-name="Source_20_Text"><text:span text:style-name="T37"><text:s text:c="2"/>"src_ip": "203.0.113.1",</text:span></text:span></text:p>
      <text:p text:style-name="Preformatted_20_Text"><text:span text:style-name="Source_20_Text"><text:span text:style-name="T37"><text:s text:c="2"/>"src_port": 80,</text:span></text:span></text:p>
      <text:p text:style-name="Preformatted_20_Text"><text:span text:style-name="Source_20_Text"><text:span text:style-name="T37"><text:s text:c="2"/>"dest_ip": "147.182.148.159",</text:span></text:span></text:p>
      <text:p text:style-name="Preformatted_20_Text"><text:span text:style-name="Source_20_Text"><text:span text:style-name="T37"><text:s text:c="2"/>"dest_port": 38920,</text:span></text:span></text:p>
      <text:p text:style-name="Preformatted_20_Text"><text:span text:style-name="Source_20_Text"><text:span text:style-name="T37"><text:s text:c="2"/>"proto": "TCP",</text:span></text:span></text:p>
      <text:p text:style-name="Preformatted_20_Text"><text:span text:style-name="Source_20_Text"><text:span text:style-name="T37"><text:s text:c="2"/>"community_id": "1:XLNse90QNVTgyXCWN9JDovC0XF4=",</text:span></text:span></text:p>
      <text:p text:style-name="Preformatted_20_Text"><text:span text:style-name="Source_20_Text"><text:span text:style-name="T37"><text:s text:c="2"/>"alert": {</text:span></text:span></text:p>
      <text:p text:style-name="Preformatted_20_Text"><text:span text:style-name="Source_20_Text"><text:span text:style-name="T37"><text:s text:c="4"/>"action": "allowed",</text:span></text:span></text:p>
      <text:p text:style-name="Preformatted_20_Text"><text:span text:style-name="Source_20_Text"><text:span text:style-name="T37"><text:s text:c="4"/>"gid": 1,</text:span></text:span></text:p>
      <text:p text:style-name="Preformatted_20_Text"><text:span text:style-name="Source_20_Text"><text:span text:style-name="T37"><text:s text:c="4"/>"signature_id": 2100498,</text:span></text:span></text:p>
      <text:p text:style-name="Preformatted_20_Text"><text:span text:style-name="Source_20_Text"><text:span text:style-name="T37"><text:s text:c="4"/>"rev": 7,</text:span></text:span></text:p>
      <text:p text:style-name="Preformatted_20_Text"><text:span text:style-name="Source_20_Text"><text:span text:style-name="T37"><text:s text:c="4"/>"signature": "GPL ATTACK_RESPONSE id check returned root",</text:span></text:span></text:p>
      <text:p text:style-name="Preformatted_20_Text"><text:span text:style-name="Source_20_Text"><text:span text:style-name="T37"><text:s text:c="4"/>"category": "Potentially Bad Traffic",</text:span></text:span></text:p>
      <text:p text:style-name="Preformatted_20_Text"><text:span text:style-name="Source_20_Text"><text:span text:style-name="T37">. . .</text:span></text:span></text:p>
      <text:p text:style-name="Preformatted_20_Text"><text:span text:style-name="Source_20_Text"><text:span text:style-name="T37">}</text:span></text:span></text:p>
      <text:p text:style-name="Text_20_body"><text:span text:style-name="T37">Note the highlighted  line, which is the key that </text:span><text:span text:style-name="Source_20_Text"><text:span text:style-name="T37">jq</text:span></text:span><text:span text:style-name="T37"> is searching for. Also note the highlighted  line in the JSON output. This key is the generated Community Flow Identifier that you enabled in Suricata’s configuration file.</text:span></text:p>
      <text:p text:style-name="P3">Each alert will generate a unique Community Flow Identifier. Other NMS tools can also generate the same identifier to enable cross-referencing a Suricata alert with output from other tools.</text:p>
      <text:p text:style-name="P3">A matching log entry in either log file means that Suricata successfully inspected the network traffic, matched it against a detection rule, and generated an alert for subsequent analysis or logging. A future tutorial in this series will explore how to send Suricata alerts to a Security Information Event Management (SIEM) system for further processing.</text:p>
      <text:h text:style-name="Heading_20_2" text:outline-level="2"><text:bookmark text:name="step-7-handling-suricata-alerts"/><text:soft-page-break/><text:a xlink:type="simple" xlink:href="https://www.digitalocean.com/community/tutorials/how-to-install-suricata-on-ubuntu-20-04#step-7-handling-suricata-alerts" text:style-name="Internet_20_link" text:visited-style-name="Visited_20_Internet_20_Link"><text:span text:style-name="T37">Step 7 — Handling Suricata Alerts</text:span></text:a></text:h>
      <text:p text:style-name="P3">Once you have alerts set up and tested, you can choose how you want to handle them. For some use cases, logging alerts for auditing purposes may be sufficient; or you may prefer to take a more active approach to blocking traffic from systems that generate repeated alerts.</text:p>
      <text:p text:style-name="Text_20_body"><text:span text:style-name="T37">If you would like to block traffic based on the alerts that Suricata generates, one approach is to use entries from the EVE log and then add firewall rules to restrict access to your system or systems. You can use the </text:span><text:span text:style-name="Source_20_Text"><text:span text:style-name="T37">jq</text:span></text:span><text:span text:style-name="T37"> tool to extract specific fields from an alert, and then add UFW or IPtables rules to block requests.</text:span></text:p>
      <text:p text:style-name="P3">Again, this example is a hypothetical scenario using deliberately crafted request and response data. Your knowledge of the systems and protocols that your environment should be able to access is essential in order to determine which traffic is legitimate and which can be blocked.</text:p>
      <text:h text:style-name="Heading_20_2" text:outline-level="2"><text:bookmark text:name="conclusion"/><text:a xlink:type="simple" xlink:href="https://www.digitalocean.com/community/tutorials/how-to-install-suricata-on-ubuntu-20-04#conclusion" text:style-name="Internet_20_link" text:visited-style-name="Visited_20_Internet_20_Link"><text:span text:style-name="T37">Conclusion</text:span></text:a></text:h>
      <text:p text:style-name="P3">In this tutorial you installed Suricata from the OISF software repositories. Installing Suricata this way ensures that you can receive updates whenever a new version of Suricata is released. After installing Suricata you edited the default configuration to add a Community Flow ID for use with other security tools. You also enabled live rule reloading, and downloaded an initial set of rules.</text:p>
      <text:p text:style-name="P3">Once you validated Suricata’s configuration, you started the process and generated some test HTTP traffic. You verified that Suricata could detect suspicious traffic by examining both of the default logs to make sure they contained an alert corresponding to the rule you were testing.</text:p>
      <text:p text:style-name="Text_20_body"><text:span text:style-name="T37">For more information about Suricata, visit the official </text:span><text:a xlink:type="simple" xlink:href="https://suricata.io/" office:target-frame-name="_blank" xlink:show="new" text:style-name="Internet_20_link" text:visited-style-name="Visited_20_Internet_20_Link"><text:span text:style-name="T37">Suricata Site</text:span></text:a><text:span text:style-name="T37">. For more details on any of the configuration options that you configured in this tutorial, refer to the </text:span><text:a xlink:type="simple" xlink:href="https://suricata.readthedocs.io/en/latest/" office:target-frame-name="_blank" xlink:show="new" text:style-name="Internet_20_link" text:visited-style-name="Visited_20_Internet_20_Link"><text:span text:style-name="T37">Suricata User Guide</text:span></text:a><text:span text:style-name="T37">.</text:span></text:p>
      <text:p text:style-name="Text_20_body"><text:span text:style-name="T37">Now that you have Suricata installed and configured, you can continue to the next tutorial in this series </text:span><text:a xlink:type="simple" xlink:href="https://www.digitalocean.com/community/tutorials/understanding-suricata-signatures" text:style-name="Internet_20_link" text:visited-style-name="Visited_20_Internet_20_Link"><text:span text:style-name="T37">Understanding Suricata Signatures</text:span></text:a><text:span text:style-name="T37"> where you’ll explore how to write your own custom Suricata rules. You’ll learn about different ways to create alerts, or even how to drop traffic entirely, based on criteria like invalid TCP/IP packets, the contents of DNS queries, HTTP requests and responses, and even TLS handshakes.</text:span></text:p>
      <text:p text:style-name="Text_20_body"><text:span text:style-name="Source_20_Text"><text:span text:style-name="T37"/></text:span></text:p>
      <text:p text:style-name="Text_20_body"><text:span text:style-name="Source_20_Text"/></text:p>
      <text:p text:style-name="Text_20_body"><text:span text:style-name="Source_20_Text">https://www.digitalocean.com/community/tutorials/how-to-install-suricata-on-ubuntu-20-04#step-1-installing-suricat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Epilogue" svg:font-family="Epilogue, sans-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Regular" svg:font-family="Roboto-Regular, Roboto, 'Helvetica Neue', Helvetica, Tahoma, Arial, sans-serif"/>
    <style:font-face style:name="SFMono-Regular" svg:font-family="SFMono-Regular, Consolas, 'Liberation Mono', Menlo, Courier, monospac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0:37:15.669082373</meta:creation-date>
    <dc:date>2024-12-02T11:37:04.921485776</dc:date>
    <meta:editing-duration>PT49M38S</meta:editing-duration>
    <meta:editing-cycles>2</meta:editing-cycles>
    <meta:generator>LibreOffice/7.3.7.2$Linux_X86_64 LibreOffice_project/30$Build-2</meta:generator>
    <meta:document-statistic meta:table-count="0" meta:image-count="0" meta:object-count="0" meta:page-count="9" meta:paragraph-count="245" meta:word-count="3448" meta:character-count="22444" meta:non-whitespace-character-count="18961"/>
  </office:meta>
</office:document-meta>
</file>